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635cm" style:contextual-spacing="false" style:line-height-at-least="0.582cm" fo:orphans="1" fo:text-indent="0cm" style:auto-text-indent="false" style:writing-mode="lr-tb"/>
      <style:text-properties fo:font-style="italic"/>
    </style:style>
    <style:style style:name="P2" style:family="paragraph" style:parent-style-name="Preformatted_20_Text">
      <style:paragraph-properties fo:margin-top="0cm" fo:margin-bottom="0.635cm" style:contextual-spacing="false" style:line-height-at-least="0.582cm" fo:orphans="1" style:writing-mode="lr-tb"/>
    </style:style>
    <style:style style:name="P3" style:family="paragraph" style:parent-style-name="Preformatted_20_Text" style:list-style-name="L1">
      <style:paragraph-properties fo:margin-top="0cm" fo:margin-bottom="0.635cm" style:contextual-spacing="false" style:line-height-at-least="0.582cm" fo:orphans="1" fo:padding="0cm" fo:border="none" style:writing-mode="lr-tb"/>
    </style:style>
    <style:style style:name="P4" style:family="paragraph" style:parent-style-name="Text_20_body" style:list-style-name="L1">
      <style:paragraph-properties fo:margin-top="0.079cm" fo:margin-bottom="0.635cm" style:contextual-spacing="false" style:line-height-at-least="0.635cm" fo:orphans="1" fo:padding="0cm" fo:border="none" style:writing-mode="lr-tb"/>
      <style:text-properties fo:color="#0a0a0a" loext:opacity="100%" style:font-name="Google Sans" fo:font-size="9pt" fo:letter-spacing="normal" fo:font-weight="normal" fo:background-color="#f0f2f5" loext:padding-left="0cm" loext:padding-right="0cm" loext:padding-top="0.049cm" loext:padding-bottom="0.049cm" loext:border-left="none" loext:border-right="none" loext:border-top="0.74pt solid #f0f2f5" loext:border-bottom="0.74pt solid #f0f2f5"/>
    </style:style>
    <style:style style:name="P5" style:family="paragraph" style:parent-style-name="Text_20_body">
      <style:paragraph-properties fo:margin-top="0cm" fo:margin-bottom="0.318cm" style:contextual-spacing="false" style:line-height-at-least="0.635cm" fo:orphans="1" style:writing-mode="lr-tb"/>
      <style:text-properties fo:color="#0a0a0a" loext:opacity="100%" style:font-name="Google Sans" fo:font-size="12pt" fo:letter-spacing="normal" fo:font-weight="normal" loext:padding="0cm" loext:border="none"/>
    </style:style>
    <style:style style:name="P6" style:family="paragraph" style:parent-style-name="Text_20_body" style:list-style-name="L1">
      <style:paragraph-properties fo:margin-top="0cm" fo:margin-bottom="0.635cm" style:contextual-spacing="false" style:line-height-at-least="0.688cm" fo:orphans="1" fo:padding="0cm" fo:border="none" style:writing-mode="lr-tb"/>
      <style:text-properties fo:color="#0a0a0a" loext:opacity="100%" style:font-name="Google Sans" fo:font-size="15pt" fo:letter-spacing="normal" fo:font-weight="bold" fo:background-color="#f0f2f5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P7" style:family="paragraph" style:parent-style-name="Text_20_body">
      <style:paragraph-properties fo:margin-top="0cm" fo:margin-bottom="0.635cm" style:contextual-spacing="false" style:line-height-at-least="0.635cm" fo:orphans="1" style:writing-mode="lr-tb"/>
      <style:text-properties fo:color="#0a0a0a" loext:opacity="100%" fo:letter-spacing="normal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1" fo:text-indent="0cm" style:auto-text-indent="false" fo:padding="0cm" fo:border="none" style:writing-mode="lr-tb"/>
    </style:style>
    <style:style style:name="P9" style:family="paragraph" style:parent-style-name="Text_20_body">
      <style:paragraph-properties fo:margin-top="0cm" fo:margin-bottom="0.318cm" style:contextual-spacing="false" style:line-height-at-least="0.635cm" fo:orphans="1" style:writing-mode="lr-tb"/>
    </style:style>
    <style:style style:name="P10" style:family="paragraph" style:parent-style-name="Text_20_body">
      <style:paragraph-properties fo:margin-top="0cm" fo:margin-bottom="0.318cm" style:contextual-spacing="false" style:line-height-at-least="0.582cm" fo:orphans="1" style:writing-mode="lr-tb"/>
    </style:style>
    <style:style style:name="P11" style:family="paragraph" style:parent-style-name="Text_20_body">
      <style:paragraph-properties fo:margin-left="0cm" fo:margin-right="0.212cm" fo:margin-top="0cm" fo:margin-bottom="0cm" style:contextual-spacing="false" style:line-height-at-least="0.529cm" fo:orphans="1" fo:text-indent="0cm" style:auto-text-indent="false" style:writing-mode="lr-tb"/>
    </style:style>
    <style:style style:name="P12" style:family="paragraph" style:parent-style-name="Text_20_body">
      <style:paragraph-properties fo:margin-top="0cm" fo:margin-bottom="0.476cm" style:contextual-spacing="false" fo:orphans="1" style:writing-mode="lr-tb"/>
    </style:style>
    <style:style style:name="P13" style:family="paragraph" style:parent-style-name="Text_20_body">
      <style:paragraph-properties fo:margin-left="0cm" fo:margin-right="0cm" fo:margin-top="0cm" fo:margin-bottom="0.9cm" style:contextual-spacing="false" fo:orphans="2" fo:widows="2" fo:text-indent="0cm" style:auto-text-indent="false"/>
      <style:text-properties fo:font-variant="normal" fo:text-transform="none" fo:color="#0a0a0a" loext:opacity="100%" style:font-name="Google Sans" fo:font-size="10.5pt" fo:letter-spacing="normal" fo:font-style="normal" fo:font-weight="normal" loext:padding="0cm" loext:border="none"/>
    </style:style>
    <style:style style:name="T1" style:family="text">
      <style:text-properties style:font-name="Google Sans" fo:font-size="12pt" fo:font-weight="bold"/>
    </style:style>
    <style:style style:name="T2" style:family="text">
      <style:text-properties fo:color="#0a0a0a" loext:opacity="100%" style:font-name="Google Sans" fo:font-size="10.5pt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3" style:family="text">
      <style:text-properties fo:color="#0a0a0a" loext:opacity="100%" style:font-name="Google Sans" fo:font-size="10.5pt" fo:letter-spacing="normal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4" style:family="text">
      <style:text-properties fo:color="#0a0a0a" loext:opacity="100%" style:font-name="Google Sans" fo:font-size="10.5pt" fo:letter-spacing="normal" fo:font-weight="normal" fo:background-color="#f0f2f5" loext:char-shading-value="0" loext:padding-left="0cm" loext:padding-right="0cm" loext:padding-top="0.049cm" loext:padding-bottom="0.053cm" loext:border-left="none" loext:border-right="none" loext:border-top="0.74pt solid #f0f2f5" loext:border-bottom="0.74pt solid #f0f2f5"/>
    </style:style>
    <style:style style:name="T5" style:family="text">
      <style:text-properties fo:color="#0a0a0a" loext:opacity="100%" style:font-name="Google Sans" fo:font-size="12pt" fo:letter-spacing="normal" fo:font-weight="bold" loext:padding="0cm" loext:border="none"/>
    </style:style>
    <style:style style:name="T6" style:family="text">
      <style:text-properties fo:color="#0a0a0a" loext:opacity="100%" style:font-name="Google Sans" fo:font-size="12pt" fo:letter-spacing="normal" fo:font-weight="normal" loext:padding="0cm" loext:border="none"/>
    </style:style>
    <style:style style:name="T7" style:family="text">
      <style:text-properties fo:color="#0a0a0a" loext:opacity="100%" style:font-name="Google Sans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8" style:family="text">
      <style:text-properties fo:color="#0a0a0a" loext:opacity="100%" style:font-name="Google Sans" fo:font-size="9pt" fo:font-weight="normal" fo:background-color="#f0f2f5" loext:char-shading-value="0" style:font-size-asian="9pt" style:font-size-complex="9pt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9" style:family="text">
      <style:text-properties fo:color="#0a0a0a" loext:opacity="100%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10" style:family="text">
      <style:text-properties fo:color="#0a0a0a" loext:opacity="100%" fo:font-size="9pt" fo:background-color="#f0f2f5" loext:char-shading-value="0" style:font-size-asian="9pt" style:font-size-complex="9pt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11" style:family="text">
      <style:text-properties fo:color="#80868b" loext:opacity="100%" style:font-name="Google Sans" fo:font-size="10.5pt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12" style:family="text">
      <style:text-properties fo:color="#80868b" loext:opacity="100%" style:font-name="Google Sans" fo:font-size="10.5pt" fo:font-weight="normal" officeooo:rsid="0017e09a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13" style:family="text">
      <style:text-properties fo:color="#80868b" loext:opacity="100%" style:font-name="Google Sans" fo:font-size="10.5pt" fo:font-style="italic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14" style:family="text">
      <style:text-properties fo:color="#80868b" loext:opacity="100%" style:font-name="Google Sans" fo:font-size="10.5pt" fo:font-style="italic" fo:font-weight="normal" officeooo:rsid="0017e09a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15" style:family="text">
      <style:text-properties fo:color="#80868b" loext:opacity="100%" style:font-name="Google Sans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16" style:family="text">
      <style:text-properties fo:color="#80868b" loext:opacity="100%" style:font-name="Google Sans" fo:font-style="italic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17" style:family="text">
      <style:text-properties fo:color="#80868b" loext:opacity="100%" style:font-name="Google Sans" fo:font-style="italic" fo:font-weight="normal" officeooo:rsid="0017e09a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18" style:family="text">
      <style:text-properties fo:color="#80868b" loext:opacity="100%" style:font-name="Google Sans" fo:font-size="9pt" fo:font-weight="normal" fo:background-color="#f0f2f5" loext:char-shading-value="0" style:font-size-asian="9pt" style:font-size-complex="9pt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19" style:family="text">
      <style:text-properties fo:color="#80868b" loext:opacity="100%" style:font-name="Google Sans" fo:font-size="9pt" fo:font-style="italic" fo:font-weight="normal" fo:background-color="#f0f2f5" loext:char-shading-value="0" style:font-size-asian="9pt" style:font-size-complex="9pt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20" style:family="text">
      <style:text-properties fo:color="#80868b" loext:opacity="100%" style:font-name="Google Sans" fo:font-size="9pt" fo:font-style="italic" fo:font-weight="normal" officeooo:rsid="0017e09a" fo:background-color="#f0f2f5" loext:char-shading-value="0" style:font-size-asian="9pt" style:font-size-complex="9pt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21" style:family="text">
      <style:text-properties fo:color="#9334e6" loext:opacity="100%" style:font-name="Google Sans" fo:font-size="10.5pt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22" style:family="text">
      <style:text-properties fo:color="#9334e6" loext:opacity="100%" style:font-name="Google Sans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23" style:family="text">
      <style:text-properties fo:color="#9334e6" loext:opacity="100%" style:font-name="Google Sans" fo:font-size="9pt" fo:font-weight="normal" fo:background-color="#f0f2f5" loext:char-shading-value="0" style:font-size-asian="9pt" style:font-size-complex="9pt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24" style:family="text">
      <style:text-properties fo:color="#b45908" loext:opacity="100%" style:font-name="Google Sans" fo:font-size="10.5pt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25" style:family="text">
      <style:text-properties fo:color="#b45908" loext:opacity="100%" style:font-name="Google Sans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26" style:family="text">
      <style:text-properties fo:color="#b45908" loext:opacity="100%" style:font-name="Google Sans" fo:font-size="9pt" fo:font-weight="normal" fo:background-color="#f0f2f5" loext:char-shading-value="0" style:font-size-asian="9pt" style:font-size-complex="9pt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27" style:family="text">
      <style:text-properties fo:color="#188038" loext:opacity="100%" style:font-name="Google Sans" fo:font-size="10.5pt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28" style:family="text">
      <style:text-properties fo:color="#188038" loext:opacity="100%" style:font-name="Google Sans" fo:font-size="10.5pt" fo:letter-spacing="normal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29" style:family="text">
      <style:text-properties fo:color="#188038" loext:opacity="100%" style:font-name="Google Sans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30" style:family="text">
      <style:text-properties fo:color="#188038" loext:opacity="100%" style:font-name="Google Sans" fo:font-size="9pt" fo:font-weight="normal" fo:background-color="#f0f2f5" loext:char-shading-value="0" style:font-size-asian="9pt" style:font-size-complex="9pt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31" style:family="text">
      <style:text-properties fo:color="#56595e" loext:opacity="100%" style:font-name="Google Sans" fo:font-size="10.5pt" fo:font-weight="bold" loext:padding="0cm" loext:border="none"/>
    </style:style>
    <style:style style:name="T32" style:family="text">
      <style:text-properties fo:color="#56595e" loext:opacity="100%" style:font-name="Google Sans" fo:font-size="10.5pt" style:text-underline-style="solid" style:text-underline-width="auto" style:text-underline-color="font-color" fo:font-weight="bold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8"># Usamos la imagen base de ROS 2 Humble (Desktop para tener las librerías gráficas)</text:span></text:span></text:p>
      <text:p text:style-name="P2"><text:span text:style-name="Source_20_Text"><text:span text:style-name="T23">FROM</text:span></text:span><text:span text:style-name="Source_20_Text"><text:span text:style-name="T8"> osrf/ros:humble-desktop</text:span></text:span></text:p>
      <text:p text:style-name="P2"><text:span text:style-name="Source_20_Text"><text:span text:style-name="T19"># Evitamos preguntas interactivas durante la instalación</text:span></text:span></text:p>
      <text:p text:style-name="P2"><text:span text:style-name="Source_20_Text"><text:span text:style-name="T23">ENV</text:span></text:span><text:span text:style-name="Source_20_Text"><text:span text:style-name="T8"> DEBIAN_FRONTEND=noninteractive</text:span></text:span></text:p>
      <text:p text:style-name="P2"><text:span text:style-name="Source_20_Text"><text:span text:style-name="T19"># Instalamos las herramientas necesarias: OpenCV para el ojo del Faraón y Serial para el Arduino</text:span></text:span></text:p>
      <text:p text:style-name="P2"><text:span text:style-name="Source_20_Text"><text:span text:style-name="T23">RUN</text:span></text:span><text:span text:style-name="Source_20_Text"><text:span text:style-name="T8"> apt-get update &amp;&amp; apt-get install -y \</text:span></text:span></text:p>
      <text:p text:style-name="P2"><text:span text:style-name="Source_20_Text"><text:span text:style-name="T10"><text:s text:c="4"/></text:span></text:span><text:span text:style-name="Source_20_Text"><text:span text:style-name="T8">python3-opencv \</text:span></text:span></text:p>
      <text:p text:style-name="P2"><text:span text:style-name="Source_20_Text"><text:span text:style-name="T10"><text:s text:c="4"/></text:span></text:span><text:span text:style-name="Source_20_Text"><text:span text:style-name="T8">python3-serial \</text:span></text:span></text:p>
      <text:p text:style-name="P2"><text:span text:style-name="Source_20_Text"><text:span text:style-name="T10"><text:s text:c="4"/></text:span></text:span><text:span text:style-name="Source_20_Text"><text:span text:style-name="T8">python3-pip \</text:span></text:span></text:p>
      <text:p text:style-name="P2"><text:span text:style-name="Source_20_Text"><text:span text:style-name="T10"><text:s text:c="4"/></text:span></text:span><text:span text:style-name="Source_20_Text"><text:span text:style-name="T8">&amp;&amp; rm -rf /var/lib/apt/lists/*</text:span></text:span></text:p>
      <text:p text:style-name="P2"><text:span text:style-name="Source_20_Text"><text:span text:style-name="T19"># Creamos el directorio de trabajo dentro del contenedor</text:span></text:span></text:p>
      <text:p text:style-name="P2"><text:span text:style-name="Source_20_Text"><text:span text:style-name="T23">WORKDIR</text:span></text:span><text:span text:style-name="Source_20_Text"><text:span text:style-name="T8"> /app</text:span></text:span></text:p>
      <text:p text:style-name="P2"><text:span text:style-name="Source_20_Text"><text:span text:style-name="T19"># Exponemos el pue</text:span></text:span><text:span text:style-name="Source_20_Text"><text:span text:style-name="T20">r</text:span></text:span><text:span text:style-name="Source_20_Text"><text:span text:style-name="T19">to 8000 para nuestra interfaz web y el 9090 para Rosbridge</text:span></text:span></text:p>
      <text:p text:style-name="P2"><text:span text:style-name="Source_20_Text"><text:span text:style-name="T23">EXPOSE</text:span></text:span><text:span text:style-name="Source_20_Text"><text:span text:style-name="T8"> </text:span></text:span><text:span text:style-name="Source_20_Text"><text:span text:style-name="T26">8000</text:span></text:span></text:p>
      <text:p text:style-name="P2"><text:span text:style-name="Source_20_Text"><text:span text:style-name="T23">EXPOSE</text:span></text:span><text:span text:style-name="Source_20_Text"><text:span text:style-name="T8"> </text:span></text:span><text:span text:style-name="Source_20_Text"><text:span text:style-name="T26">9090</text:span></text:span></text:p>
      <text:p text:style-name="P2"><text:span text:style-name="Source_20_Text"><text:span text:style-name="T19"># Comando por defecto al iniciar el contenedor</text:span></text:span></text:p>
      <text:p text:style-name="P2"><text:span text:style-name="Source_20_Text"><text:span text:style-name="T23">CMD</text:span></text:span><text:span text:style-name="Source_20_Text"><text:span text:style-name="T8"> [</text:span></text:span><text:span text:style-name="Source_20_Text"><text:span text:style-name="T30">"/bin/bash"</text:span></text:span><text:span text:style-name="Source_20_Text"><text:span text:style-name="T8">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1:44:41.507574837</meta:creation-date>
    <dc:date>2026-04-04T11:46:53.067524357</dc:date>
    <meta:editing-duration>PT2M14S</meta:editing-duration>
    <meta:editing-cycles>1</meta:editing-cycles>
    <meta:document-statistic meta:table-count="0" meta:image-count="0" meta:object-count="0" meta:page-count="1" meta:paragraph-count="17" meta:word-count="99" meta:character-count="660" meta:non-whitespace-character-count="562"/>
    <meta:generator>LibreOffice/7.4.7.2$Linux_X86_64 LibreOffice_project/40$Build-2</meta:generator>
  </office:meta>
</office:document-meta>
</file>